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da7" officeooo:paragraph-rsid="001bada7"/>
    </style:style>
    <style:style style:name="P2" style:family="paragraph" style:parent-style-name="Standard">
      <style:text-properties officeooo:rsid="001bada7" officeooo:paragraph-rsid="001cf12b"/>
    </style:style>
    <style:style style:name="P3" style:family="paragraph" style:parent-style-name="Standard">
      <style:text-properties officeooo:paragraph-rsid="001cf12b"/>
    </style:style>
    <style:style style:name="P4" style:family="paragraph" style:parent-style-name="Standard">
      <style:text-properties officeooo:rsid="001e1141" officeooo:paragraph-rsid="001e1141"/>
    </style:style>
    <style:style style:name="P5" style:family="paragraph" style:parent-style-name="Standard">
      <style:text-properties officeooo:rsid="00211934" officeooo:paragraph-rsid="00211934"/>
    </style:style>
    <style:style style:name="P6" style:family="paragraph" style:parent-style-name="Standard">
      <style:text-properties officeooo:rsid="0023835b" officeooo:paragraph-rsid="0023835b"/>
    </style:style>
    <style:style style:name="P7" style:family="paragraph" style:parent-style-name="Standard">
      <style:text-properties officeooo:rsid="0024c085" officeooo:paragraph-rsid="0024c085"/>
    </style:style>
    <style:style style:name="P8" style:family="paragraph" style:parent-style-name="Standard">
      <style:text-properties officeooo:paragraph-rsid="001cf12b"/>
    </style:style>
    <style:style style:name="P9" style:family="paragraph" style:parent-style-name="Standard">
      <style:text-properties officeooo:paragraph-rsid="0026c69d"/>
    </style:style>
    <style:style style:name="T1" style:family="text">
      <style:text-properties officeooo:rsid="001bada7"/>
    </style:style>
    <style:style style:name="T2" style:family="text">
      <style:text-properties officeooo:rsid="001cf12b"/>
    </style:style>
    <style:style style:name="T3" style:family="text">
      <style:text-properties style:language-asian="ja" style:country-asian="JP" loext:padding="0in" loext:border="none"/>
    </style:style>
    <style:style style:name="T4" style:family="text">
      <style:text-properties fo:language="en" fo:country="US" loext:padding="0in" loext:border="none"/>
    </style:style>
    <style:style style:name="T5" style:family="text">
      <style:text-properties fo:language="en" fo:country="US" style:language-asian="ja" style:country-asian="JP"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ｐ１＞</text:p>
      <text:p text:style-name="P1">坂田・森研究室のキムが表題のタイトルで発表させていただきます。宜しくお願い致します。</text:p>
      <text:p text:style-name="P1">＜ｐ２＞</text:p>
      <text:p text:style-name="P1">まず本研究の要旨について説明致します。</text:p>
      <text:p text:style-name="P1"/>
      <text:p text:style-name="P1">近年、研究組織が限られた研究資源を研究価値の向上に向け投資するにあたり、オンライン学術動画の公開は研究の学術的・社会的インパクトに対する有効性について、知見が不足しております。</text:p>
      <text:p text:style-name="P1"/>
      <text:p text:style-name="P1">このような課題に対し本研究では、まず論文言及ユーチューブ動画が論文の被引用数・AASに与える影響の有効性を検証し、②効果的な動画方式を特定する手法を提案し、その妥当性及び有用性を検証・考察を行いました。</text:p>
      <text:p text:style-name="P1"/>
      <text:p text:style-name="P1">研究組織は本提案手法を用いることで、動画の制作・デザインの意思決定に定量的な根拠を提供でき、科学コミュニケーションの効率化、及びコスト節減が可能になると考えられます。また、出版初期の論文の言及動画を用いて将来の被引用数の予測を試みることで、研究者の評価を加速し、研究戦略の最適化が期待できます。</text:p>
      <text:p text:style-name="P1">＜ｐ３＞</text:p>
      <text:p text:style-name="P1">詳細については、このような流れで説明させていただきます。</text:p>
      <text:p text:style-name="P1">＜ｐ４＞</text:p>
      <text:p text:style-name="P1">まず本研究の序論と関連研究についてご説明致します。</text:p>
      <text:p text:style-name="P1">＜ｐ５＞</text:p>
      <text:p text:style-name="P2">近年，科学研究の社会的インパクトが重要視されるようになるとともに，ウェブ上における非定型的な科学コミュニケーションが拡大しています。特に<text:span text:style-name="T2">2010</text:span>年代からSNSの活性化に伴って、研究の直接的な関係者の他にも、知識利用者やソーシャルインフルエンサーなど、研究に関しての非専門家も様々な新種プラットフォーム上で研究を言及し、科学研究の社会における拡散及び議論を加速させている。</text:p>
      <text:p text:style-name="P2"/>
      <text:p text:style-name="P3"><text:span text:style-name="T1">その中で、オンライン学術動画の公開の取り組みが拡がりつつあります．複数の著名学術誌では出版した論文の概要動画の投稿を推奨しており，動画を中心とする学術大会も増えてきました．複数の研究によって、動画の学術的有用性が認められており、</text:span>学術関係者にとって学術動画の公開は研究資源の本格的な投資対象として考慮されつつあるものと考えられます。</text:p>
      <text:p text:style-name="P3">＜ｐ６＞</text:p>
      <text:p text:style-name="P3">しかし、オンライン学術動画は科学コミュニケーション手法の中でも新種の手法であり、その科学研究に与える効果に関する研究は非常に不足している状況です。例えば、TEDトークやアブストラクト動画といった限られたタイプの動画について、学術文献への影響について分析していますが、その他の様々なタイプの動画の効果についての議論は行っていません。</text:p>
      <text:p text:style-name="P3"/>
      <text:p text:style-name="P3">一方で、オンライン学術動画のタイプについての定性的な分析結果は報告されていますが、動画方式によって学術文献に与える影響の相違については、議論されていません。</text:p>
      <text:p text:style-name="P3"/>
      <text:p text:style-name="P3">＜ｐ７＞</text:p>
      <text:p text:style-name="P3">このように、学術動画が研究の価値に及ぼす効果についての知見が不足する中，動画の研究価値，即ち，被引用数や社会的な注目度への影響の有効性が認められれば，動画制作への投資判断に対する理論的根拠の提供が可能です．</text:p>
      <text:p text:style-name="P3"/>
      <text:p text:style-name="P3"><text:soft-page-break/>このような課題に対して、本研究ではオンライン学術動画が論文の学術的・社会的評価に与える影響の有効性を定量的に検証し、効果的な動画方式を特定することで、科学技術コミュニケーションの効率化に貢献することを目的とします。</text:p>
      <text:p text:style-name="P3"/>
      <text:p text:style-name="P3">具体的には、<text:span text:style-name="T3">論文を言及するユーチューブ動画が論文の被引用数・</text:span><text:span text:style-name="T4">AAS*</text:span><text:span text:style-name="T3">に与える影響の有効性を検証した上で、</text:span><text:span text:style-name="T5">それぞれの論文指標</text:span><text:span text:style-name="T3">への寄与に向け、効果的な動画方式を定量的な分析の下で特定します。続いて、出版初期の論文について、論文のユーチューブ上での人気度を用いた将来の被引用数の予測が有効と考えられる動画方式を推定します。最後に、論文・動画データセットを用いて、提案手法の妥当性・有用性について評価し、考察を行います。</text:span></text:p>
      <text:p text:style-name="P3"/>
      <text:p text:style-name="P3">＜ｐ８＞</text:p>
      <text:p text:style-name="P3">ここで、ユーチューブ動画へのアプローチにあたって参考できる既存研究を、軽く紹介しておきたいと思います。</text:p>
      <text:p text:style-name="P9"><text:span text:style-name="T3"/></text:p>
      <text:p text:style-name="P9"><text:span text:style-name="T3">まずユーチューブ上での科学コミュニケーション動画の人気度の要因に関するいくつかの知見に触れておきますと、</text:span>まず動画の非内容的な要素として、ユーチューブチャンネルを取り巻くソーシャルネットワークの形成が、チャンネルの人気度に寄与する傾向が報告されました。一方で、内容的要素の観点からは、科学コミュニケーション動画の情報の真偽性についての複数の研究では、動画が取り扱うトピックによって、偽り情報を含む動画の方がビュー数が高い傾向も、低い傾向も報告され、一貫した結論が得られていません。</text:p>
      <text:p text:style-name="P9"/>
      <text:p text:style-name="P9">次に、非定型的な科学コミュニケーションが研究のインパクトに与える影響についての知見をご紹介いたしますと、学術文献を言及するツイート数と文献の被引用数の間には、一部の研究分野において有意な相関を示し、将来の被引用数の予測可能性を報告した研究が見られます。また、オルトメトリクスの観点からは、AASと被引用数の相関を分析した結果、二つの成長速度には乖離が見られ、多くの場合、オルトメトリクスは被引用数の先行指標であることが指摘されています。</text:p>
      <text:p text:style-name="P9"/>
      <text:p text:style-name="P9">＜ｐ９＞</text:p>
      <text:p text:style-name="P9">それでは、本研究の提案手法について説明致します。</text:p>
      <text:p text:style-name="P3">＜ｐ１０＞</text:p>
      <text:p text:style-name="P3"/>
      <text:p text:style-name="P3"/>
      <text:p text:style-name="P3">＜ｐ１１＞</text:p>
      <text:p text:style-name="P3">各ステップをより詳しく説明致しますと、まず動画の有効性の検証においては、。。。</text:p>
      <text:p text:style-name="P3"/>
      <text:p text:style-name="P3">＜ｐ１２＞</text:p>
      <text:p text:style-name="P3">次は、効果的な動画方式の特定手法について説明します。</text:p>
      <text:p text:style-name="P3">。。。</text:p>
      <text:p text:style-name="P3"/>
      <text:p text:style-name="P3">＜ｐ１３＞</text:p>
      <text:p text:style-name="P3">続いて、ユーチューブ人気度を用いた将来の被引用数の予測手法について説明致します。</text:p>
      <text:p text:style-name="P3">。。。</text:p>
      <text:p text:style-name="P3"/>
      <text:p text:style-name="P3">＜ｐ１４＞</text:p>
      <text:p text:style-name="P3">最後に、出版初期における論文の。。。</text:p>
      <text:p text:style-name="P3"/>
      <text:p text:style-name="P3">＜ｐ１５＞</text:p>
      <text:p text:style-name="P3">では、これまで説明した提案手法について、実際に実験を行った結果について説明していきます。</text:p>
      <text:p text:style-name="P3"/>
      <text:p text:style-name="P3"><text:soft-page-break/>＜ｐ１６＞</text:p>
      <text:p text:style-name="P3">まず、実験の概要について説明致します。</text:p>
      <text:p text:style-name="P3">。。。</text:p>
      <text:p text:style-name="P3"/>
      <text:p text:style-name="P4">＜ｐ２０＞</text:p>
      <text:p text:style-name="P4">以上の実験結果に基づき、ユーチューブ学術動画について得られた知見と、本提案手法の有用性及び利用するにあたっての注意点について考察を行いました。</text:p>
      <text:p text:style-name="P4"/>
      <text:p text:style-name="P4">＜＞</text:p>
      <text:p text:style-name="P4"/>
      <text:p text:style-name="P4"/>
      <text:p text:style-name="P6">210123 坂田先生FB</text:p>
      <text:p text:style-name="P6"/>
      <text:p text:style-name="P4">용어 서면으로 설명</text:p>
      <text:p text:style-name="P6">-altmetrics, aas</text:p>
      <text:p text:style-name="P6">-비정형적 과학 커뮤니케이션</text:p>
      <text:p text:style-name="P4"/>
      <text:p text:style-name="P4">りょう減らす：회색만 읽을 곳</text:p>
      <text:p text:style-name="P4">-結論</text:p>
      <text:p text:style-name="P4">-展望</text:p>
      <text:p text:style-name="P4"/>
      <text:p text:style-name="P7">생략</text:p>
      <text:p text:style-name="P7">-고찰:피인용수 예측</text:p>
      <text:p text:style-name="P4"/>
      <text:p text:style-name="P4">予想質問</text:p>
      <text:p text:style-name="P4">・分野選定の理由</text:p>
      <text:p text:style-name="P4">-性格が異なる二つの分野, 先行研究</text:p>
      <text:p text:style-name="P4"/>
      <text:p text:style-name="P4">・閾値の根拠</text:p>
      <text:p text:style-name="P5">-상관계수는 선행연구</text:p>
      <text:p text:style-name="P5">-표본 논문 수는 실험을 통해서 경험적으로...</text:p>
      <text:p text:style-name="P5"/>
      <text:p text:style-name="P4">・実験結果に関する考察</text:p>
      <text:p text:style-name="P4">수리 컴퓨터에서 보충자료에서 상관성이 보이는 이유에 대</text:p>
      <text:p text:style-name="P4"/>
      <text:p text:style-name="P4">애니메이션/색채 박스 활용</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4:16:59.051876982</meta:creation-date>
    <meta:generator>LibreOffice/5.1.6.2$Linux_X86_64 LibreOffice_project/10m0$Build-2</meta:generator>
    <dc:date>2021-01-24T15:42:13.938653733</dc:date>
    <meta:editing-duration>PT3H47M50S</meta:editing-duration>
    <meta:editing-cycles>5</meta:editing-cycles>
    <meta:document-statistic meta:table-count="0" meta:image-count="0" meta:object-count="0" meta:page-count="3" meta:paragraph-count="64" meta:word-count="2492" meta:character-count="2551" meta:non-whitespace-character-count="2527"/>
  </office:meta>
</office:document-meta>
</file>